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ff0000" draw:fill="hatch" draw:fill-hatch-name="Hatching_20_2" draw:fill-hatch-solid="false" draw:textarea-horizontal-align="justify" draw:textarea-vertical-align="middle" draw:auto-grow-height="false" fo:min-height="0.55cm" fo:min-width="0.5cm"/>
    </style:style>
    <style:style style:name="gr2" style:family="graphic" style:parent-style-name="standard">
      <style:graphic-properties draw:stroke="solid" svg:stroke-color="#ff0000" draw:fill="hatch" draw:fill-hatch-name="Hatching_20_2" draw:fill-hatch-solid="false"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5cm" fo:min-width="1.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5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0.55cm" fo:min-width="0cm"/>
    </style:style>
    <style:style style:name="gr7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5cm" fo:min-width="0.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5cm" fo:min-width="2.7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cm" svg:stroke-color="#000000" draw:marker-start-width="0.16cm" draw:marker-end-width="0.16cm" draw:fill="none" draw:textarea-horizontal-align="justify" draw:textarea-vertical-align="middle" draw:auto-grow-height="false" fo:min-height="0.55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16cm" draw:marker-end-width="0.16cm" draw:fill="none" draw:textarea-horizontal-align="justify" draw:textarea-vertical-align="middle" draw:auto-grow-height="false" fo:min-height="0.55cm" fo:min-width="0.5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Dashed_20__28_var_29_" svg:stroke-width="0.1cm" svg:stroke-color="#000000" draw:marker-start-width="0.16cm" draw:marker-end-width="0.16cm" draw:fill="none" draw:textarea-horizontal-align="justify" draw:textarea-vertical-align="middle" draw:auto-grow-height="false" fo:min-height="0.55cm" fo:min-width="2.7cm" fo:padding-top="0.175cm" fo:padding-bottom="0.175cm" fo:padding-left="0.3cm" fo:padding-right="0.3cm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color="#ff0000" draw:fill="hatch" draw:fill-hatch-name="Hatching_20_2" draw:fill-hatch-solid="false" draw:textarea-horizontal-align="justify" draw:textarea-vertical-align="middle" draw:auto-grow-height="false" fo:min-height="0.55cm" fo:min-width="3.401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5cm" fo:min-width="3.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cm" fo:min-width="3.4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cm" fo:min-width="0cm" fo:padding-top="0.15cm" fo:padding-bottom="0.15cm" fo:padding-left="0.275cm" fo:padding-right="0.275cm"/>
      <style:paragraph-properties style:writing-mode="lr-tb"/>
    </style:style>
    <style:style style:name="gr20" style:family="graphic" style:parent-style-name="Arrow_20_Line">
      <style:graphic-properties draw:textarea-vertical-align="middle"/>
      <style:paragraph-properties style:writing-mode="lr-tb"/>
    </style:style>
    <style:style style:name="gr21" style:family="graphic" style:parent-style-name="standard">
      <style:graphic-properties draw:stroke="dash" draw:stroke-dash="Dashed_20__28_var_29_" svg:stroke-width="0.1cm" svg:stroke-color="#000000" draw:marker-start-width="0.16cm" draw:marker-end-width="0.16cm" draw:fill="none" draw:textarea-horizontal-align="justify" draw:textarea-vertical-align="middle" draw:auto-grow-height="false" fo:min-height="0.5cm" fo:min-width="3.549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cm" fo:min-width="4.4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5cm" fo:min-width="1.463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3.45cm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29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0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1" style:family="graphic" style:parent-style-name="standard">
      <style:graphic-properties draw:fill="solid" draw:fill-color="#ff972f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25cm" fo:min-width="1.486cm"/>
    </style:style>
    <style:style style:name="gr34" style:family="graphic" style:parent-style-name="objectwithoutfill">
      <style:graphic-properties svg:stroke-color="#000000" draw:marker-end="Arrow" draw:marker-end-width="0.15cm" draw:fill="solid" draw:textarea-vertical-align="middle"/>
    </style:style>
    <style:style style:name="gr35" style:family="graphic" style:parent-style-name="objectwithoutfill">
      <style:graphic-properties svg:stroke-color="#000000" draw:fill="solid" draw:textarea-vertical-align="middle"/>
    </style:style>
    <style:style style:name="gr3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hatch" draw:fill-hatch-name="Hatching_20_2" draw:fill-hatch-solid="fals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ee6e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ff972f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8" draw:id="id8" draw:layer="layout" svg:width="1cm" svg:height="0.8cm" svg:x="9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8cm" svg:height="0.8cm" svg:x="15.2cm" svg:y="6.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7" draw:id="id7" draw:layer="layout" svg:width="6.1cm" svg:height="1.361cm" svg:x="9.5cm" svg:y="7.9cm">
          <draw:text-box>
            <text:p text:style-name="P2"><text:span text:style-name="T1">Unusable space in</text:span><text:span text:style-name="T1"><text:line-break/></text:span><text:span text:style-name="T1">Humongous region</text:span></text:p>
          </draw:text-box>
        </draw:frame>
        <draw:custom-shape draw:style-name="gr4" draw:text-style-name="P4" draw:layer="layout" svg:width="2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0.2cm" svg:height="0.8cm" svg:x="8.6cm" svg:y="4.2cm">
          <text:p text:style-name="P5">A <text:s text:c="4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0.8cm" svg:x="4.1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1cm" svg:height="0.8cm" svg:x="9.4cm" svg:y="4.2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3.2cm" svg:height="0.8cm" svg:x="11cm" svg:y="4.2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0.8cm" svg:x="4.3cm" svg:y="6.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cm" svg:y="6cm">
          <draw:text-box>
            <text:p>Regions</text:p>
          </draw:text-box>
        </draw:frame>
        <draw:frame draw:style-name="gr9" draw:text-style-name="P7" draw:layer="layout" svg:width="3cm" svg:height="1.673cm" svg:x="1cm" svg:y="4.1cm">
          <draw:text-box>
            <text:p>Objects</text:p>
          </draw:text-box>
        </draw:frame>
        <draw:custom-shape draw:style-name="gr10" draw:text-style-name="P4" xml:id="id2" draw:id="id2" draw:layer="layout" svg:width="0.2cm" svg:height="0.8cm" svg:x="4.5cm" svg:y="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4" draw:id="id4" draw:layer="layout" svg:width="1cm" svg:height="0.8cm" svg:x="8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cm" svg:height="0.8cm" svg:x="12cm" svg:y="6.1cm">
          <text:p/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curve" svg:x1="8.7cm" svg:y1="5cm" svg:x2="4.6cm" svg:y2="6.1cm" draw:start-shape="id1" draw:start-glue-point="2" draw:end-shape="id2" draw:end-glue-point="0" svg:d="M8700 5000c0 807-4100 257-4100 1100" svg:viewBox="0 0 4101 1101">
          <text:p/>
        </draw:connector>
        <draw:connector draw:style-name="gr13" draw:text-style-name="P8" draw:layer="layout" draw:type="curve" svg:x1="9.9cm" svg:y1="5cm" svg:x2="8.5cm" svg:y2="6.1cm" draw:start-shape="id3" draw:start-glue-point="2" draw:end-shape="id4" draw:end-glue-point="0" svg:d="M9900 5000c0 807-1400 257-1400 1100" svg:viewBox="0 0 1401 1101">
          <text:p/>
        </draw:connector>
        <draw:connector draw:style-name="gr13" draw:text-style-name="P8" draw:layer="layout" draw:type="curve" svg:x1="12.6cm" svg:y1="5cm" svg:x2="13.6cm" svg:y2="6.1cm" draw:start-shape="id5" draw:start-glue-point="2" draw:end-shape="id6" svg:d="M12600 5000c0 807 1000 257 1000 1100" svg:viewBox="0 0 1001 1101">
          <text:p/>
        </draw:connector>
        <draw:connector draw:style-name="gr14" draw:text-style-name="P8" draw:layer="layout" draw:type="curve" svg:x1="12.55cm" svg:y1="7.9cm" svg:x2="9.5cm" svg:y2="6.9cm" draw:start-shape="id7" draw:start-glue-point="0" draw:end-shape="id8" draw:end-glue-point="2" svg:d="M12550 7900c0-748-3050-249-3050-1000" svg:viewBox="0 0 3051 1001">
          <text:p/>
        </draw:connector>
        <draw:connector draw:style-name="gr14" draw:text-style-name="P8" draw:layer="layout" draw:type="curve" svg:x1="12.55cm" svg:y1="7.9cm" svg:x2="15.6cm" svg:y2="6.9cm" draw:start-shape="id7" draw:start-glue-point="0" draw:end-shape="id9" draw:end-glue-point="2" svg:d="M12550 7900c0-748 3050-249 3050-1000" svg:viewBox="0 0 3051 1001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6" draw:text-style-name="P1" draw:layer="layout" svg:width="3.901cm" svg:height="0.8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cm" svg:height="1cm" svg:x="6.001cm" svg:y="6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11" draw:id="id11" draw:layer="layout" svg:width="4cm" svg:height="1cm" svg:x="10.001cm" svg:y="6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cm" svg:height="1cm" svg:x="14.001cm" svg:y="6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4cm" svg:height="0.8cm" svg:x="10.1cm" svg:y="4.201cm">
          <text:p text:style-name="P5"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01cm" svg:y="6.001cm">
          <draw:text-box>
            <text:p>Regions</text:p>
          </draw:text-box>
        </draw:frame>
        <draw:frame draw:style-name="gr9" draw:text-style-name="P7" draw:layer="layout" svg:width="3cm" svg:height="1.673cm" svg:x="1.001cm" svg:y="4.101cm">
          <draw:text-box>
            <text:p>Objects</text:p>
          </draw:text-box>
        </draw:frame>
        <draw:frame draw:style-name="gr3" draw:text-style-name="P7" draw:layer="layout" svg:width="2.2cm" svg:height="0.962cm" svg:x="9cm" svg:y="4.138cm">
          <draw:text-box>
            <text:p>D</text:p>
          </draw:text-box>
        </draw:frame>
        <draw:custom-shape draw:style-name="gr19" draw:text-style-name="P5" draw:layer="layout" svg:width="0.1cm" svg:height="0.8cm" svg:x="10cm" svg:y="4.201cm">
          <text:p/>
          <draw:enhanced-geometry svg:viewBox="0 0 21600 21600" draw:type="rectangle" draw:enhanced-path="M 0 0 L 21600 0 21600 21600 0 21600 0 0 Z N"/>
        </draw:custom-shape>
        <draw:measure draw:style-name="gr20" draw:text-style-name="P2" draw:layer="measurelines" svg:x1="10.1cm" svg:y1="4.3cm" svg:x2="14.1cm" svg:y2="4.3cm">
          <text:p text:style-name="P10"><text:span text:style-name="T1">Payload</text:span><text:span text:style-name="T1"><text:line-break/></text:span><text:span text:style-name="T1">(2^n bytes)</text:span></text:p>
        </draw:measure>
        <draw:measure draw:style-name="gr20" draw:text-style-name="P2" draw:layer="measurelines" svg:x1="10.006cm" svg:y1="4.3cm" svg:x2="10.106cm" svg:y2="4.3cm">
          <text:p text:style-name="P10"><text:span text:style-name="T1">Object</text:span><text:span text:style-name="T1"><text:line-break/></text:span><text:span text:style-name="T1">header</text:span><text:span text:style-name="T1"><text:line-break/></text:span><text:span text:style-name="T1">(&gt;1 bytes)</text:span></text:p>
        </draw:measure>
        <draw:custom-shape draw:style-name="gr21" draw:text-style-name="P4" draw:layer="layout" svg:width="4.099cm" svg:height="0.8cm" svg:x="10.001cm" svg:y="6.1cm">
          <text:p/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4.001cm" svg:y1="6.001cm" svg:x2="6.001cm" svg:y2="6.001cm">
          <text:p/>
        </draw:line>
        <draw:line draw:style-name="gr22" draw:text-style-name="P8" draw:layer="layout" svg:x1="4.001cm" svg:y1="7cm" svg:x2="6.001cm" svg:y2="7cm">
          <text:p/>
        </draw:line>
        <draw:line draw:style-name="gr22" draw:text-style-name="P8" draw:layer="layout" svg:x1="18cm" svg:y1="7cm" svg:x2="20cm" svg:y2="7cm">
          <text:p/>
        </draw:line>
        <draw:line draw:style-name="gr22" draw:text-style-name="P8" draw:layer="layout" svg:x1="18cm" svg:y1="6.001cm" svg:x2="20cm" svg:y2="6.001cm">
          <text:p/>
        </draw:line>
        <draw:connector draw:style-name="gr13" draw:text-style-name="P8" draw:layer="layout" draw:type="curve" svg:x1="12.1cm" svg:y1="5.001cm" svg:x2="12.001cm" svg:y2="6.001cm" draw:start-shape="id10" draw:start-glue-point="2" draw:end-shape="id11" draw:end-glue-point="0" svg:d="M12100 5001c0 750-99 250-99 1000" svg:viewBox="0 0 100 1001">
          <text:p/>
        </draw:connector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3" draw:text-style-name="P4" draw:layer="layout" svg:width="2cm" svg:height="1cm" svg:x="4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6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8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10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12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14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16.013cm" svg:y="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cm" svg:height="1cm" svg:x="18.013cm" svg:y="6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5cm" svg:height="0.8cm" svg:x="9cm" svg:y="4.201cm">
          <text:p text:style-name="P5">C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13cm" svg:y="6.001cm">
          <draw:text-box>
            <text:p>Regions</text:p>
          </draw:text-box>
        </draw:frame>
        <draw:frame draw:style-name="gr9" draw:text-style-name="P7" draw:layer="layout" svg:width="3cm" svg:height="1.673cm" svg:x="1.013cm" svg:y="4.101cm">
          <draw:text-box>
            <text:p>Objects</text:p>
          </draw:text-box>
        </draw:frame>
        <draw:custom-shape draw:style-name="gr25" draw:text-style-name="P5" draw:layer="layout" svg:width="2.013cm" svg:height="0.8cm" svg:x="4cm" svg:y="6.1cm">
          <text:p text:style-name="P5"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013cm" svg:height="0.8cm" svg:x="10cm" svg:y="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013cm" svg:height="0.8cm" svg:x="14.013cm" svg:y="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013cm" svg:height="0.8cm" svg:x="18.013cm" svg:y="6.1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cm" svg:height="0.962cm" svg:x="9.013cm" svg:y="5.039cm">
          <draw:text-box>
            <text:p text:style-name="P5">?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7" draw:text-style-name="P4" draw:layer="layout" svg:width="4cm" svg:height="1cm" svg:x="6.014cm" svg:y="5.9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4cm" svg:height="1cm" svg:x="10.014cm" svg:y="5.9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4cm" svg:height="1cm" svg:x="14.014cm" svg:y="5.98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14cm" svg:y="5.989cm">
          <draw:text-box>
            <text:p>Regions</text:p>
          </draw:text-box>
        </draw:frame>
        <draw:line draw:style-name="gr22" draw:text-style-name="P8" draw:layer="layout" svg:x1="4.014cm" svg:y1="5.989cm" svg:x2="6.014cm" svg:y2="5.989cm">
          <text:p/>
        </draw:line>
        <draw:line draw:style-name="gr22" draw:text-style-name="P8" draw:layer="layout" svg:x1="4.014cm" svg:y1="6.988cm" svg:x2="6.014cm" svg:y2="6.988cm">
          <text:p/>
        </draw:line>
        <draw:line draw:style-name="gr22" draw:text-style-name="P8" draw:layer="layout" svg:x1="18.013cm" svg:y1="6.988cm" svg:x2="20.013cm" svg:y2="6.988cm">
          <text:p/>
        </draw:line>
        <draw:line draw:style-name="gr22" draw:text-style-name="P8" draw:layer="layout" svg:x1="18.013cm" svg:y1="5.989cm" svg:x2="20.013cm" svg:y2="5.989cm">
          <text:p/>
        </draw:line>
        <draw:custom-shape draw:style-name="gr28" draw:text-style-name="P5" xml:id="id12" draw:id="id12" draw:layer="layout" svg:width="2cm" svg:height="0.5cm" svg:x="6cm" svg:y="7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xml:id="id17" draw:id="id17" draw:layer="layout" svg:width="1cm" svg:height="0.5cm" svg:x="14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14cm" svg:y="7.527cm">
          <draw:text-box>
            <text:p>RS(A)</text:p>
          </draw:text-box>
        </draw:frame>
        <draw:frame draw:style-name="gr30" draw:text-style-name="P11" draw:layer="layout" svg:width="4cm" svg:height="1.173cm" svg:x="10cm" svg:y="5.1cm">
          <draw:text-box>
            <text:p text:style-name="P5">A</text:p>
          </draw:text-box>
        </draw:frame>
        <draw:custom-shape draw:style-name="gr31" draw:text-style-name="P13" xml:id="id19" draw:id="id19" draw:layer="layout" svg:width="0.3cm" svg:height="0.5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3" draw:id="id13" draw:layer="layout" svg:width="0.4cm" svg:height="0.5cm" svg:x="6.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6" draw:id="id16" draw:layer="layout" svg:width="0.4cm" svg:height="0.5cm" svg:x="9cm" svg:y="6.4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5" draw:id="id15" draw:layer="layout" svg:width="0.4cm" svg:height="0.5cm" svg:x="8.6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8" draw:id="id18" draw:layer="layout" svg:width="0.4cm" svg:height="0.5cm" svg:x="14.014cm" svg:y="6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4" draw:id="id14" draw:layer="layout" svg:width="0.4cm" svg:height="0.5cm" svg:x="7cm" svg:y="6.4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21" draw:id="id21" draw:layer="layout" svg:width="1.986cm" svg:height="0.5cm" svg:x="18.014cm" svg:y="6.4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20" draw:id="id20" draw:layer="layout" svg:width="1.986cm" svg:height="0.5cm" svg:x="18.027cm" svg:y="5.989cm">
          <text:p/>
          <draw:enhanced-geometry svg:viewBox="0 0 21600 21600" draw:type="rectangle" draw:enhanced-path="M 0 0 L 21600 0 21600 21600 0 21600 0 0 Z N"/>
        </draw:custom-shape>
        <draw:connector draw:style-name="gr34" draw:text-style-name="P8" draw:layer="layout" draw:type="curve" svg:x1="7cm" svg:y1="7.8cm" svg:x2="6.5cm" svg:y2="6.5cm" draw:start-shape="id12" draw:start-glue-point="0" draw:end-shape="id13" draw:end-glue-point="2" svg:d="M7000 7800c0-975-500-325-500-1300" svg:viewBox="0 0 501 1301">
          <text:p/>
        </draw:connector>
        <draw:connector draw:style-name="gr34" draw:text-style-name="P8" draw:layer="layout" draw:type="curve" svg:x1="7cm" svg:y1="7.8cm" svg:x2="7.2cm" svg:y2="6.989cm" draw:start-shape="id12" draw:start-glue-point="0" draw:end-shape="id14" draw:end-glue-point="2" svg:d="M7000 7800c0-607 200-202 200-811" svg:viewBox="0 0 201 812">
          <text:p/>
        </draw:connector>
        <draw:connector draw:style-name="gr34" draw:text-style-name="P8" draw:layer="layout" draw:type="curve" svg:x1="7cm" svg:y1="7.8cm" svg:x2="8.6cm" svg:y2="6.25cm" draw:start-shape="id12" draw:start-glue-point="0" draw:end-shape="id15" draw:end-glue-point="3" svg:d="M7000 7800c0-1034 533-1550 1600-1550" svg:viewBox="0 0 1601 1551">
          <text:p/>
        </draw:connector>
        <draw:connector draw:style-name="gr34" draw:text-style-name="P8" draw:layer="layout" draw:type="curve" svg:x1="7cm" svg:y1="7.8cm" svg:x2="9cm" svg:y2="6.739cm" draw:start-shape="id12" draw:start-glue-point="0" draw:end-shape="id16" draw:end-glue-point="3" svg:d="M7000 7800c0-708 666-1061 2000-1061" svg:viewBox="0 0 2001 1062">
          <text:p/>
        </draw:connector>
        <draw:connector draw:style-name="gr34" draw:text-style-name="P8" draw:layer="layout" draw:type="curve" svg:x1="14.5cm" svg:y1="7.8cm" svg:x2="14.214cm" svg:y2="7cm" draw:start-shape="id17" draw:start-glue-point="0" draw:end-shape="id18" draw:end-glue-point="2" svg:d="M14500 7800c0-600-286-200-286-800" svg:viewBox="0 0 287 801">
          <text:p/>
        </draw:connector>
        <draw:connector draw:style-name="gr34" draw:text-style-name="P8" draw:layer="layout" draw:type="curve" svg:x1="18.15cm" svg:y1="7.8cm" svg:x2="19.02cm" svg:y2="6.489cm" draw:start-shape="id19" draw:start-glue-point="0" draw:end-shape="id20" draw:end-glue-point="2" svg:d="M18150 7800c0-982 870-327 870-1311" svg:viewBox="0 0 871 1312">
          <text:p/>
        </draw:connector>
        <draw:connector draw:style-name="gr34" draw:text-style-name="P8" draw:layer="layout" draw:type="curve" svg:x1="18.15cm" svg:y1="7.8cm" svg:x2="19.007cm" svg:y2="6.988cm" draw:start-shape="id19" draw:start-glue-point="0" draw:end-shape="id21" draw:end-glue-point="2" svg:d="M18150 7800c0-609 857-203 857-812" svg:viewBox="0 0 858 813">
          <text:p/>
        </draw:connecto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7" draw:text-style-name="P4" draw:layer="layout" svg:width="4cm" svg:height="1cm" svg:x="6.027cm" svg:y="5.9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4cm" svg:height="1cm" svg:x="10.027cm" svg:y="5.9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4cm" svg:height="1cm" svg:x="14.027cm" svg:y="5.98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27cm" svg:y="5.989cm">
          <draw:text-box>
            <text:p>Regions</text:p>
          </draw:text-box>
        </draw:frame>
        <draw:line draw:style-name="gr22" draw:text-style-name="P8" draw:layer="layout" svg:x1="4.027cm" svg:y1="5.989cm" svg:x2="6.027cm" svg:y2="5.989cm">
          <text:p/>
        </draw:line>
        <draw:line draw:style-name="gr22" draw:text-style-name="P8" draw:layer="layout" svg:x1="4.027cm" svg:y1="6.988cm" svg:x2="6.027cm" svg:y2="6.988cm">
          <text:p/>
        </draw:line>
        <draw:line draw:style-name="gr22" draw:text-style-name="P8" draw:layer="layout" svg:x1="18.026cm" svg:y1="6.988cm" svg:x2="20.026cm" svg:y2="6.988cm">
          <text:p/>
        </draw:line>
        <draw:line draw:style-name="gr22" draw:text-style-name="P8" draw:layer="layout" svg:x1="18.026cm" svg:y1="5.989cm" svg:x2="20.026cm" svg:y2="5.989cm">
          <text:p/>
        </draw:line>
        <draw:custom-shape draw:style-name="gr29" draw:text-style-name="P12" xml:id="id28" draw:id="id28" draw:layer="layout" svg:width="1cm" svg:height="0.5cm" svg:x="14.013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cm" svg:height="1.673cm" svg:x="1.027cm" svg:y="7.527cm">
          <draw:text-box>
            <text:p>RS(A)</text:p>
          </draw:text-box>
        </draw:frame>
        <draw:frame draw:style-name="gr30" draw:text-style-name="P11" draw:layer="layout" svg:width="4cm" svg:height="1.173cm" svg:x="10.013cm" svg:y="5.1cm">
          <draw:text-box>
            <text:p text:style-name="P5">A</text:p>
          </draw:text-box>
        </draw:frame>
        <draw:custom-shape draw:style-name="gr31" draw:text-style-name="P13" xml:id="id30" draw:id="id30" draw:layer="layout" svg:width="0.3cm" svg:height="0.5cm" svg:x="18.013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3" draw:id="id23" draw:layer="layout" svg:width="0.4cm" svg:height="0.5cm" svg:x="6.31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7" draw:id="id27" draw:layer="layout" svg:width="0.4cm" svg:height="0.5cm" svg:x="9.013cm" svg:y="6.4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6" draw:id="id26" draw:layer="layout" svg:width="0.4cm" svg:height="0.5cm" svg:x="8.61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9" draw:id="id29" draw:layer="layout" svg:width="0.4cm" svg:height="0.5cm" svg:x="14.027cm" svg:y="6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4" draw:id="id24" draw:layer="layout" svg:width="0.4cm" svg:height="0.5cm" svg:x="7.013cm" svg:y="6.4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32" draw:id="id32" draw:layer="layout" svg:width="1.986cm" svg:height="0.5cm" svg:x="18.027cm" svg:y="6.4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31" draw:id="id31" draw:layer="layout" svg:width="1.986cm" svg:height="0.5cm" svg:x="18.04cm" svg:y="5.989cm">
          <text:p/>
          <draw:enhanced-geometry svg:viewBox="0 0 21600 21600" draw:type="rectangle" draw:enhanced-path="M 0 0 L 21600 0 21600 21600 0 21600 0 0 Z N"/>
        </draw:custom-shape>
        <draw:connector draw:style-name="gr34" draw:text-style-name="P8" draw:layer="layout" draw:type="curve" svg:x1="6.5cm" svg:y1="7.8cm" svg:x2="6.513cm" svg:y2="6.5cm" draw:start-shape="id22" draw:start-glue-point="0" draw:end-shape="id23" draw:end-glue-point="2" svg:d="M6500 7800c0-975 13-325 13-1300" svg:viewBox="0 0 14 1301">
          <text:p/>
        </draw:connector>
        <draw:connector draw:style-name="gr34" draw:text-style-name="P8" draw:layer="layout" draw:type="curve" svg:x1="6.5cm" svg:y1="7.8cm" svg:x2="7.213cm" svg:y2="6.989cm" draw:start-shape="id22" draw:start-glue-point="0" draw:end-shape="id24" draw:end-glue-point="2" svg:d="M6500 7800c0-607 713-202 713-811" svg:viewBox="0 0 714 812">
          <text:p/>
        </draw:connector>
        <draw:connector draw:style-name="gr34" draw:text-style-name="P8" draw:layer="layout" draw:type="curve" svg:x1="8.513cm" svg:y1="7.8cm" svg:x2="8.613cm" svg:y2="6.25cm" draw:start-shape="id25" draw:start-glue-point="0" draw:end-shape="id26" draw:end-glue-point="3" svg:d="M8513 7800c0-975-201-812-364-956s-287-594 464-594" svg:viewBox="0 0 588 1551">
          <text:p/>
        </draw:connector>
        <draw:connector draw:style-name="gr34" draw:text-style-name="P8" draw:layer="layout" draw:type="curve" svg:x1="8.513cm" svg:y1="7.8cm" svg:x2="9.013cm" svg:y2="6.739cm" draw:start-shape="id25" draw:start-glue-point="0" draw:end-shape="id27" draw:end-glue-point="3" svg:d="M8513 7800c0-708 166-1061 500-1061" svg:viewBox="0 0 501 1062">
          <text:p/>
        </draw:connector>
        <draw:connector draw:style-name="gr34" draw:text-style-name="P8" draw:layer="layout" draw:type="curve" svg:x1="14.513cm" svg:y1="7.8cm" svg:x2="14.227cm" svg:y2="7cm" draw:start-shape="id28" draw:start-glue-point="0" draw:end-shape="id29" draw:end-glue-point="2" svg:d="M14513 7800c0-600-286-200-286-800" svg:viewBox="0 0 287 801">
          <text:p/>
        </draw:connector>
        <draw:connector draw:style-name="gr34" draw:text-style-name="P8" draw:layer="layout" draw:type="curve" svg:x1="18.163cm" svg:y1="7.8cm" svg:x2="19.033cm" svg:y2="6.489cm" draw:start-shape="id30" draw:start-glue-point="0" draw:end-shape="id31" draw:end-glue-point="2" svg:d="M18163 7800c0-982 870-327 870-1311" svg:viewBox="0 0 871 1312">
          <text:p/>
        </draw:connector>
        <draw:connector draw:style-name="gr34" draw:text-style-name="P8" draw:layer="layout" draw:type="curve" svg:x1="18.163cm" svg:y1="7.8cm" svg:x2="19.02cm" svg:y2="6.988cm" draw:start-shape="id30" draw:start-glue-point="0" draw:end-shape="id32" draw:end-glue-point="2" svg:d="M18163 7800c0-609 857-203 857-812" svg:viewBox="0 0 858 813">
          <text:p/>
        </draw:connector>
        <draw:custom-shape draw:style-name="gr29" draw:text-style-name="P12" xml:id="id25" draw:id="id25" draw:layer="layout" svg:width="1cm" svg:height="0.5cm" svg:x="8.013cm" svg:y="7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xml:id="id22" draw:id="id22" draw:layer="layout" svg:width="1cm" svg:height="0.5cm" svg:x="6cm" svg:y="7.8cm">
          <text:p/>
          <draw:enhanced-geometry svg:viewBox="0 0 21600 21600" draw:type="rectangle" draw:enhanced-path="M 0 0 L 21600 0 21600 21600 0 21600 0 0 Z N"/>
        </draw:custom-shape>
        <draw:line draw:style-name="gr35" draw:text-style-name="P8" draw:layer="layout" svg:x1="8.013cm" svg:y1="6.989cm" svg:x2="8.013cm" svg:y2="7.727cm">
          <text:p/>
        </draw:line>
        <draw:line draw:style-name="gr35" draw:text-style-name="P8" draw:layer="layout" svg:x1="6.027cm" svg:y1="6.988cm" svg:x2="6.027cm" svg:y2="7.726cm">
          <text:p/>
        </draw:line>
        <draw:line draw:style-name="gr35" draw:text-style-name="P8" draw:layer="layout" svg:x1="10.027cm" svg:y1="6.962cm" svg:x2="10.027cm" svg:y2="7.7cm">
          <text:p/>
        </draw:line>
        <draw:line draw:style-name="gr35" draw:text-style-name="P8" draw:layer="layout" svg:x1="14.013cm" svg:y1="6.989cm" svg:x2="14.013cm" svg:y2="7.727cm">
          <text:p/>
        </draw:line>
        <draw:line draw:style-name="gr35" draw:text-style-name="P8" draw:layer="layout" svg:x1="18cm" svg:y1="6.962cm" svg:x2="18cm" svg:y2="7.7cm">
          <text:p/>
        </draw:line>
        <draw:line draw:style-name="gr35" draw:text-style-name="P8" draw:layer="layout" svg:x1="16cm" svg:y1="6.962cm" svg:x2="16cm" svg:y2="7.7cm">
          <text:p/>
        </draw:line>
        <draw:line draw:style-name="gr35" draw:text-style-name="P8" draw:layer="layout" svg:x1="10.027cm" svg:y1="6.962cm" svg:x2="10.027cm" svg:y2="7.7cm">
          <text:p/>
        </draw:line>
        <draw:line draw:style-name="gr35" draw:text-style-name="P8" draw:layer="layout" svg:x1="20cm" svg:y1="6.988cm" svg:x2="20cm" svg:y2="7.726cm">
          <text:p/>
        </draw:line>
        <draw:measure draw:style-name="gr20" draw:text-style-name="P2" draw:layer="measurelines" svg:x1="7.999cm" svg:y1="9.2cm" svg:x2="6cm" svg:y2="9.2cm">
          <text:p text:style-name="P10"><text:span text:style-name="T1">Card</text:span><text:span text:style-name="T1"><text:line-break/></text:span><text:span text:style-name="T1">region</text:span></text:p>
        </draw:measure>
        <draw:frame draw:style-name="gr36" draw:text-style-name="P14" draw:layer="layout" svg:width="0.68cm" svg:height="0.963cm" svg:x="7.968cm" svg:y="10.354cm">
          <draw:text-box>
            <text:p><text:span text:style-name="T2"><text:measure text:kind="gap"/></text:span><text:span text:style-name="T2"><text:measure text:kind="value"/></text:span><text:span text:style-name="T2"><text:s/></text:span><text:span text:style-name="T2"><text:measure text:kind="unit"/></text:span><text:span text:style-name="T2"><text:measure text:kind="gap"/>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ff0000" draw:distance="0.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13:56.788748983</meta:creation-date>
    <dc:date>2021-11-15T19:01:33.580375451</dc:date>
    <meta:editing-duration>PT39M27S</meta:editing-duration>
    <meta:editing-cycles>1</meta:editing-cycles>
    <meta:document-statistic meta:object-count="155"/>
    <meta:generator>LibreOffice/6.4.7.2$Linux_X86_64 LibreOffice_project/40$Build-2</meta:generator>
  </office:meta>
</office:document-meta>
</file>